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Liberation Serif1" svg:font-family="'Liberation Serif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orphans="2" fo:widows="2" fo:hyphenation-ladder-count="no-limit"/>
      <style:text-properties officeooo:paragraph-rsid="0008a162" fo:hyphenate="false" fo:hyphenation-remain-char-count="2" fo:hyphenation-push-char-count="2"/>
    </style:style>
    <style:style style:name="P2" style:family="paragraph" style:parent-style-name="Standard">
      <style:paragraph-properties fo:orphans="2" fo:widows="2" fo:hyphenation-ladder-count="no-limit"/>
      <style:text-properties officeooo:rsid="000a6ba9" officeooo:paragraph-rsid="000a6ba9" fo:hyphenate="false" fo:hyphenation-remain-char-count="2" fo:hyphenation-push-char-count="2"/>
    </style:style>
    <style:style style:name="P3" style:family="paragraph" style:parent-style-name="Standard">
      <style:paragraph-properties fo:orphans="2" fo:widows="2" fo:hyphenation-ladder-count="no-limit"/>
      <style:text-properties officeooo:rsid="000b0748" officeooo:paragraph-rsid="000b0748" fo:hyphenate="false" fo:hyphenation-remain-char-count="2" fo:hyphenation-push-char-count="2"/>
    </style:style>
    <style:style style:name="P4" style:family="paragraph" style:parent-style-name="Standard" style:master-page-name="Standard">
      <style:paragraph-properties fo:orphans="2" fo:widows="2" fo:hyphenation-ladder-count="no-limit" style:page-number="auto"/>
      <style:text-properties fo:hyphenate="false" fo:hyphenation-remain-char-count="2" fo:hyphenation-push-char-count="2"/>
    </style:style>
    <style:style style:name="T1" style:family="text">
      <style:text-properties officeooo:rsid="0008a162"/>
    </style:style>
    <style:style style:name="T2" style:family="text">
      <style:text-properties officeooo:rsid="000c7c1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Демонстрационный документ</text:p>
      <text:p text:style-name="P1">к диссертации ___ФИО_в_родительном_падеже___ по теме «___ Тема_диссертации ___», представленной к защите в диссертационном совете <text:span text:style-name="T1">___ШИФР_СОВЕТА___</text:span></text:p>
      <text:p text:style-name="P1"/>
      <text:p text:style-name="P2">Строки для заполнения человеком:</text:p>
      <text:p text:style-name="P2">____________________________________________________________________</text:p>
      <text:p text:style-name="P2">____________________________________________________________________</text:p>
      <text:p text:style-name="P2">____________________________________________________________________</text:p>
      <text:p text:style-name="P2"/>
      <text:p text:style-name="P2"/>
      <text:p text:style-name="P2">Какая-нибудь дата: «__» ________ 20__ г.</text:p>
      <text:p text:style-name="P2"/>
      <text:p text:style-name="P2">Учёный секретарь диссовета <text:span text:style-name="T1">___ШИФР_СОВЕТА___ <text:s/></text:span><text:s/>— <text:s/><text:span text:style-name="T1"><text:s/></text:span>___Учсекретарь_И_О___</text:p>
      <text:p text:style-name="P2"/>
      <text:p text:style-name="P3">Обсуждается диссертация ___ФИО_в_родительном_падеже___ по теме «___Тема_диссертации___» на соискание учёной степени ___кандидат_или_доктор___а ___каких_наук___ <text:span text:style-name="T2">наук </text:span>по специальности ___ШИФР_СПЕЦ___ <text:s/>___Название_научной_специальности___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Liberation Serif1" svg:font-family="'Liberation Serif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writing-mode="lr-tb"/>
      <style:text-properties fo:color="#000000" style:font-name="Liberation Serif" fo:font-family="'Liberation Serif'" style:font-family-generic="roman" style:font-pitch="variable" fo:font-size="12pt" fo:language="ru" fo:country="RU" style:letter-kerning="true" style:font-name-asian="FreeSans" style:font-family-asian="FreeSans" style:font-family-generic-asian="system" style:font-pitch-asian="variable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FreeSans" style:font-family-asian="FreeSans" style:font-family-generic-asian="system" style:font-pitch-asian="variable" style:font-size-asian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paragraph-properties fo:margin-top="0cm" fo:margin-bottom="0.247cm" loext:contextual-spacing="false" fo:line-height="120%"/>
      <style:text-properties style:font-name-asian="FreeSans" style:font-family-asian="FreeSans" style:font-family-generic-asian="system" style:font-pitch-asian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/>
      <style:text-properties fo:font-size="12pt" fo:font-style="italic" style:font-name-asian="FreeSans" style:font-family-asian="FreeSans" style:font-family-generic-asian="system" style:font-pitch-asian="variable" style:font-size-asian="12pt" style:font-style-asian="italic"/>
    </style:style>
    <style:style style:name="Index" style:family="paragraph" style:parent-style-name="Standard" style:default-outline-level="" style:class="index">
      <style:text-properties style:font-name-asian="FreeSans" style:font-family-asian="FreeSans" style:font-family-generic-asian="system" style:font-pitch-asian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10-08T23:25:00</meta:creation-date>
    <dc:date>2025-10-16T02:32:55.588426128</dc:date>
    <meta:generator>LibreOffice/6.0.7.3$Linux_X86_64 LibreOffice_project/dc89aa7a9eabfd848af146d5086077aeed2ae4a5</meta:generator>
    <meta:editing-duration>PT1H16M10S</meta:editing-duration>
    <meta:editing-cycles>7</meta:editing-cycles>
    <meta:document-statistic meta:table-count="0" meta:image-count="0" meta:object-count="0" meta:page-count="1" meta:paragraph-count="9" meta:word-count="52" meta:character-count="755" meta:non-whitespace-character-count="706"/>
  </office:meta>
</office:document-meta>
</file>